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style:font-name="Verdana1"/>
    </style:style>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style:text-underline-style="solid" style:text-underline-width="auto" style:text-underline-color="font-color"/>
    </style:style>
    <style:style style:name="T4" style:family="text">
      <style:text-properties style:font-name="Verdana1" style:text-underline-style="solid" style:text-underline-width="auto" style:text-underline-color="font-color" fo:font-weight="bold"/>
    </style:style>
    <style:style style:name="T5" style:family="text">
      <style:text-properties style:font-name="Verdana1" fo:font-size="24pt" fo:font-weight="bold"/>
    </style:style>
    <style:style style:name="T6" style:family="text">
      <style:text-properties style:font-name="Verdana1" fo:font-size="14pt"/>
    </style:style>
    <style:style style:name="T7" style:family="text">
      <style:text-properties style:font-name="Verdana1" fo:font-size="14pt" style:text-underline-style="solid" style:text-underline-width="auto" style:text-underline-color="font-color"/>
    </style:style>
    <style:style style:name="T8" style:family="text">
      <style:text-properties style:font-name="Verdana1" fo:font-size="14pt" style:text-underline-style="solid" style:text-underline-width="auto" style:text-underline-color="font-color" fo:font-weight="bold"/>
    </style:style>
    <style:style style:name="T9" style:family="text">
      <style:text-properties style:font-name="Verdana1" fo:font-size="14pt" fo:font-weight="bold"/>
    </style:style>
    <style:style style:name="T10" style:family="text">
      <style:text-properties fo:font-weight="bold"/>
    </style:style>
    <style:style style:name="T1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shed Potatoes</text:p>
      <text:p text:style-name="Standard"/>
      <text:p text:style-name="Standard">8 to 10 medium sized potatoes</text:p>
      <text:p text:style-name="Standard">2 – 4 T butter</text:p>
      <text:p text:style-name="Standard">milk, as needed</text:p>
      <text:p text:style-name="Standard">Salt and pepper, as desired</text:p>
      <text:p text:style-name="Standard"/>
      <text:p text:style-name="Standard">Peel and cook potatoes until they are fork tender and starting to fall apart. Drain carefully and put back in the pot they were cooked in. With a potato masher begin by breaking the potatoes up as much as possible. Then add the butter. The amount of butter you add is your choice as this is a pretty flexible recipe. If you are serving your potatoes with gravy then you may want to use the smaller amount of butter. After the butter is added begin to add milk and continue to mash the potatoes and add milk until there are no lumps and the potatoes are smooth and creamy. Add salt and pepper to tas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55:23.15</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6" meta:word-count="137" meta:character-count="707"/>
  </office:meta>
</office:document-meta>
</file>